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368d" officeooo:paragraph-rsid="0018368d"/>
    </style:style>
    <style:style style:name="P2" style:family="paragraph" style:parent-style-name="Standard">
      <style:text-properties officeooo:paragraph-rsid="0018368d"/>
    </style:style>
    <style:style style:name="T1" style:family="text">
      <style:text-properties officeooo:rsid="0018368d"/>
    </style:style>
    <style:style style:name="T2" style:family="text">
      <style:text-properties officeooo:rsid="001b13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10 What is a variable?</text:p>
      <text:p text:style-name="Standard"/>
      <text:p text:style-name="P1">Sol: A variable is a name that represent a value that is stored in the computer’s memory. We use variables to assign names to values in the program.</text:p>
      <text:p text:style-name="P1"/>
      <text:p text:style-name="Standard">2.11 Which of the following are illegal variable names in Python, and why?</text:p>
      <text:p text:style-name="Standard"/>
      <text:p text:style-name="Standard"><text:span text:style-name="T1">Sol:</text:span><text:tab/>X --<text:span text:style-name="T1">&gt; This is a legal variable name in python.</text:span></text:p>
      <text:p text:style-name="P2"><text:tab/>99bottles --<text:span text:style-name="T1">&gt; This is a illegal variable name in python, since it starts with a number.</text:span></text:p>
      <text:p text:style-name="P2"><text:tab/>July2009 --<text:span text:style-name="T1">&gt; This is a legal variable name in python.</text:span></text:p>
      <text:p text:style-name="P2"><text:tab/>TheSalesFigureForFiscalYear --<text:span text:style-name="T1">&gt; This is a legal variable name in python.</text:span></text:p>
      <text:p text:style-name="P2"><text:tab/>r&amp;d --<text:span text:style-name="T1">&gt; This is a illegal variable name in python, since it has a special charater that is not <text:tab/><text:tab/> ‘_’.</text:span></text:p>
      <text:p text:style-name="P2"><text:tab/>grade_report --<text:span text:style-name="T1">&gt; This is a legal variable name in python.</text:span></text:p>
      <text:p text:style-name="P2"/>
      <text:p text:style-name="Standard">2.12 Is the variable name Sales the same as sales ? Why or why not?</text:p>
      <text:p text:style-name="Standard"/>
      <text:p text:style-name="P1">Sol: The above two variable names are different, since python is case sensitive. This implies that it ‘Sales’ variable and ‘sales’ variable are different has the cases in them is not same.</text:p>
      <text:p text:style-name="P1"><text:s/></text:p>
      <text:p text:style-name="Standard">2.13 Is the following assignment statement valid or invalid? If it is invalid, why?</text:p>
      <text:p text:style-name="Standard"><text:tab/>72 = amount</text:p>
      <text:p text:style-name="Standard"/>
      <text:p text:style-name="P1">Sol: The above statement is invalid, since we are trying to assign a variable to a variable with illegal <text:s/>variable name(since the variable name starts with a number).</text:p>
      <text:p text:style-name="P1"/>
      <text:p text:style-name="Standard">2.14 What will the following code display?</text:p>
      <text:p text:style-name="Standard"><text:tab/>val = 99</text:p>
      <text:p text:style-name="Standard"><text:tab/>print('The value is', 'val')</text:p>
      <text:p text:style-name="Standard"/>
      <text:p text:style-name="P1">Sol: Output --&gt; The value is val</text:p>
      <text:p text:style-name="P1"/>
      <text:p text:style-name="Standard">2.15 Look at the following assignment statements:</text:p>
      <text:p text:style-name="Standard"><text:tab/>value1 <text:span text:style-name="T1">= 99</text:span></text:p>
      <text:p text:style-name="Standard"><text:tab/>value2 <text:span text:style-name="T1">= 45.9</text:span></text:p>
      <text:p text:style-name="Standard"><text:tab/>value3 <text:span text:style-name="T1">= 7.0</text:span></text:p>
      <text:p text:style-name="Standard"><text:tab/>value4 <text:span text:style-name="T1">= 7</text:span></text:p>
      <text:p text:style-name="Standard"><text:tab/>value5 <text:span text:style-name="T1">= ‘abc’</text:span></text:p>
      <text:p text:style-name="Standard">After these statements execute, what is the Python data type of the values referenced by each variable?</text:p>
      <text:p text:style-name="Standard"/>
      <text:p text:style-name="P1">Sol: value1 is int data type.</text:p>
      <text:p text:style-name="P1">value2 is float data type.</text:p>
      <text:p text:style-name="P1">value3 is float data type.</text:p>
      <text:p text:style-name="P1">value4 is int data type .</text:p>
      <text:p text:style-name="P1">value 5 is string<text:span text:style-name="T2">(str)</text:span> data type.</text:p>
      <text:p text:style-name="P1"/>
      <text:p text:style-name="Standard">2.16 What will be displayed by the following program?</text:p>
      <text:p text:style-name="Standard"><text:tab/>my_value = 99</text:p>
      <text:p text:style-name="Standard"><text:tab/>my_value = 0</text:p>
      <text:p text:style-name="Standard"><text:tab/>print(my_value)</text:p>
      <text:p text:style-name="P1">Sol: Output --&gt;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6:09:04.155863183</meta:creation-date>
    <meta:generator>LibreOffice/6.0.7.3$Linux_X86_64 LibreOffice_project/00m0$Build-3</meta:generator>
    <dc:date>2019-05-05T16:22:18.649600147</dc:date>
    <meta:editing-duration>PT13M14S</meta:editing-duration>
    <meta:editing-cycles>3</meta:editing-cycles>
    <meta:document-statistic meta:table-count="0" meta:image-count="0" meta:object-count="0" meta:page-count="1" meta:paragraph-count="36" meta:word-count="331" meta:character-count="1771" meta:non-whitespace-character-count="1462"/>
  </office:meta>
</office:document-meta>
</file>